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Sebastiane,</text:p>
      <text:p text:style-name="Normal">v této valentýnské chvíli ti ctí cítím potřebu sdílet, jakým zvláštním způsobem nás propojuje náš společný čínský totem - Krysa. Je fascinující, že stejně jako ty, i já se nacházím pod ochranou chytré a odvážné Krysy, což nás oba obdařuje neotřesitelnou vůlí a přirozenou inteligencí. Tvoje přítomnost ve mé blízkosti mi přináší pocit spřízněnosti a pochopení, které přesahuje běžné hranice. Společně, jako dva dobrodruzi spojení karmickými pouty, můžeme čelit výzvám s odvahou, jež nám je vlastní. </text:p>
      <text:p text:style-name="Normal">Ať nás tedy náš andělský strážce Jeremiel povede k neomezeným snům a vizím, dává mi naději a sílu věřit, že společně můžeme překonávat překážky a objevovat nové horizonty lásky a porozumění. Tvá přítomnost mi dává odvahu vyrážet za jedinečnými dobrodružstvími s vědomím, že nás spojuje hlubší vazba. S vřelým srdcem doufám, že tento valentýnský den bude jen začátkem našeho společného objevování magie, která nás obklopuje.</text:p>
      <text:p text:style-name="Normal">S láskou, která přesahuje všechna očekávání,</text:p>
      <text:p text:style-name="Normal">[Bezejmenný obdivovatel]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